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font-name="Arial1" officeooo:rsid="000416b5" officeooo:paragraph-rsid="000416b5"/>
    </style:style>
    <style:style style:name="P2" style:family="paragraph" style:parent-style-name="Standard">
      <style:paragraph-properties fo:line-height="150%"/>
      <style:text-properties style:font-name="Arial1" officeooo:rsid="0006eaad" officeooo:paragraph-rsid="0006eaad"/>
    </style:style>
    <style:style style:name="P3" style:family="paragraph" style:parent-style-name="Standard">
      <style:paragraph-properties fo:line-height="150%"/>
      <style:text-properties style:font-name="Arial1" officeooo:rsid="000b2cc9" officeooo:paragraph-rsid="000b2cc9"/>
    </style:style>
    <style:style style:name="P4" style:family="paragraph" style:parent-style-name="Standard">
      <style:paragraph-properties fo:line-height="150%"/>
      <style:text-properties style:font-name="Arial1" officeooo:paragraph-rsid="00045a02"/>
    </style:style>
    <style:style style:name="P5" style:family="paragraph" style:parent-style-name="Standard">
      <style:paragraph-properties fo:line-height="150%"/>
      <style:text-properties style:font-name="Arial1" officeooo:rsid="000bf95a" officeooo:paragraph-rsid="000bf95a"/>
    </style:style>
    <style:style style:name="P6" style:family="paragraph" style:parent-style-name="Standard">
      <style:paragraph-properties fo:line-height="150%"/>
      <style:text-properties officeooo:paragraph-rsid="001043fd"/>
    </style:style>
    <style:style style:name="P7" style:family="paragraph" style:parent-style-name="Standard" style:list-style-name="L1">
      <style:paragraph-properties fo:line-height="150%"/>
      <style:text-properties style:font-name="Arial1" officeooo:rsid="0005e701" officeooo:paragraph-rsid="0005e701"/>
    </style:style>
    <style:style style:name="P8" style:family="paragraph" style:parent-style-name="Standard" style:list-style-name="L1">
      <style:paragraph-properties fo:line-height="150%"/>
      <style:text-properties style:font-name="Arial1" officeooo:rsid="0006eaad" officeooo:paragraph-rsid="0006eaad"/>
    </style:style>
    <style:style style:name="P9" style:family="paragraph" style:parent-style-name="Standard" style:list-style-name="L2">
      <style:paragraph-properties fo:line-height="150%"/>
      <style:text-properties style:font-name="Arial1" officeooo:rsid="000b92be" officeooo:paragraph-rsid="000b92be"/>
    </style:style>
    <style:style style:name="P10" style:family="paragraph" style:parent-style-name="Standard" style:list-style-name="L2">
      <style:paragraph-properties fo:line-height="150%"/>
      <style:text-properties style:font-name="Arial1" officeooo:rsid="000da27e" officeooo:paragraph-rsid="000da27e"/>
    </style:style>
    <style:style style:name="P11" style:family="paragraph" style:parent-style-name="Standard" style:list-style-name="L3">
      <style:paragraph-properties fo:line-height="150%"/>
      <style:text-properties style:font-name="Arial1" officeooo:rsid="00100e6e" officeooo:paragraph-rsid="00100e6e"/>
    </style:style>
    <style:style style:name="P12" style:family="paragraph" style:parent-style-name="Standard" style:list-style-name="L3">
      <style:paragraph-properties fo:line-height="150%"/>
      <style:text-properties officeooo:paragraph-rsid="001043fd"/>
    </style:style>
    <style:style style:name="T1" style:family="text">
      <style:text-properties officeooo:rsid="00045a02"/>
    </style:style>
    <style:style style:name="T2" style:family="text">
      <style:text-properties officeooo:rsid="0005e701"/>
    </style:style>
    <style:style style:name="T3" style:family="text">
      <style:text-properties officeooo:rsid="0006eaad"/>
    </style:style>
    <style:style style:name="T4" style:family="text">
      <style:text-properties officeooo:rsid="000823f4"/>
    </style:style>
    <style:style style:name="T5" style:family="text">
      <style:text-properties officeooo:rsid="000a175f"/>
    </style:style>
    <style:style style:name="T6" style:family="text">
      <style:text-properties officeooo:rsid="000b2cc9"/>
    </style:style>
    <style:style style:name="T7" style:family="text">
      <style:text-properties officeooo:rsid="000b92be"/>
    </style:style>
    <style:style style:name="T8" style:family="text">
      <style:text-properties officeooo:rsid="000da27e"/>
    </style:style>
    <style:style style:name="T9" style:family="text">
      <style:text-properties officeooo:rsid="000ed424"/>
    </style:style>
    <style:style style:name="T10" style:family="text">
      <style:text-properties officeooo:rsid="001043fd"/>
    </style:style>
    <style:style style:name="T11" style:family="text">
      <style:text-properties style:font-name="Arial1" officeooo:rsid="00100e6e"/>
    </style:style>
    <style:style style:name="T12" style:family="text">
      <style:text-properties style:font-name="Arial1" officeooo:rsid="001043fd"/>
    </style:style>
    <style:style style:name="T13" style:family="text">
      <style:text-properties officeooo:rsid="0011f28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02: <text:span text:style-name="T10">ivo vieira.</text:span></text:p>
      <text:p text:style-name="P1"/>
      <text:p text:style-name="P1"><text:tab/>Introdução ao Processamento Paralelo e ao Uso de Clusters de Workstations em Sistemas <text:tab/><text:tab/><text:tab/>GNU/LINUX Parte II: Processos e Threads </text:p>
      <text:p text:style-name="P1"/>
      <text:p text:style-name="P1"/>
      <text:p text:style-name="P4"><text:span text:style-name="T1">Processos: Um processo é um programa individual em execução (uma instância de um programa rodando em um computador), n</text:span>o GNU/Linux e nas variantes do Unix, um processo pode ser clonado com a função fork(), <text:span text:style-name="T2">algumas das características de um processo.</text:span></text:p>
      <text:p text:style-name="P4"/>
      <text:list xml:id="list2192754183" text:style-name="L1">
        <text:list-item>
          <text:p text:style-name="P7">Um processo é autocontido(Independente), e contendo o seu próprio bloco de memoria, <text:span text:style-name="T3">contendo todos os seus itens de identificação.</text:span></text:p>
          <text:p text:style-name="P7"/>
        </text:list-item>
        <text:list-item>
          <text:p text:style-name="P7">O processo pode gerar outros processos ditos filhos, que também são independentes, <text:span text:style-name="T5">e processo(pai) e filho podem compartilhar um bloco de memória adicional para fins de comunicação entre processos, </text:span><text:span text:style-name="T6">e também podendo ter uma comunicação usando pipes anônimo ou nomeado.</text:span></text:p>
          <text:p text:style-name="P7"/>
        </text:list-item>
        <text:list-item>
          <text:p text:style-name="P8">Os processos criados(Filhos) podem ser alterado a sua prioridade ou ser encerrado pelo processo(Pai) ou quando ele retorna o valor zero ao processo(pai).</text:p>
          <text:p text:style-name="P8"/>
        </text:list-item>
        <text:list-item>
          <text:p text:style-name="P8">Os processos possuem vários tipos de estados do mesmo identificando/Mostrando se o ele foi recém-criado(sendo preparado, idle/new) ou carregado(ready), ou ativo(running) e inativo(bloched) suspenso(suspended-bloched) ou ate mesmo quando o processo <text:span text:style-name="T4">informa que acabou e</text:span> <text:span text:style-name="T4">será encerrado e seus recursos liberados(done-terminated), ou não informa que acabou (zoombied).</text:span></text:p>
        </text:list-item>
      </text:list>
      <text:p text:style-name="P2"/>
      <text:p text:style-name="P3">Threads: e um tipo de processo simplificado,mais leve de custo baixo para o sistema operacional, e facil de se criar/manter/gerenciar, sendo assim eles são múltiplos caminhos de execução que rodam concorrentemente na memória compartilhada e tem se um compartilhamento de recurso/sinais de um processo pai, <text:span text:style-name="T7">usado para desenvolvimento de </text:span><text:soft-page-break/><text:span text:style-name="T7">programação em larga escala Linux e Windows, exemplos de aplicação desses Threads e processos de salvar arquivos em discos ou interface gráfica pesada. Características:</text:span></text:p>
      <text:list xml:id="list3680964332" text:style-name="L2">
        <text:list-item>
          <text:p text:style-name="P9">Memória compartilhada pelas threads, tem um contexto de um Id, pilha, registradores e prioridades, uma mudança de prioridade na thread primaria afetam todas as threads.</text:p>
        </text:list-item>
        <text:list-item>
          <text:p text:style-name="P9">Todos os recursos são controlados pelo processo de compartilhamento pelas diversas threads, <text:span text:style-name="T8">entre as threads existem cooperação e sincronismo quando é preciso compartilhar o mesmo recurso no ato de ter acesso a mesmo recuso.</text:span></text:p>
        </text:list-item>
        <text:list-item>
          <text:p text:style-name="P10">Sincronização de dados: threads concorendo no acesso de uma variável compartilhada ou arquivos.</text:p>
        </text:list-item>
        <text:list-item>
          <text:p text:style-name="P10">Sincronização de hardware: acesso compartilhado a tela, impressora.</text:p>
        </text:list-item>
        <text:list-item>
          <text:p text:style-name="P10">Sic<text:span text:style-name="T13">r</text:span>onização de tarefas: condições Lógicas. </text:p>
        </text:list-item>
        <text:list-item>
          <text:p text:style-name="P9">Possui 3 estados que são ready/bloced/running, sendo menos estados que um processo normal.</text:p>
        </text:list-item>
      </text:list>
      <text:p text:style-name="P5"/>
      <text:p text:style-name="P5">As threads como visto tem algumas diferenças e semelhanças com os processos como a redução do custo elevado de construção sendo a thread mais leve e tem se uma memória compartilhada entre as threads diferente do processo que e própria dele, <text:span text:style-name="T9">mas as threads dentro dos processos tem os seus papeis importante, as threads sendo bastantes dinâmicas em compartilhamento se tem um controle de Sincronização dos conjuntos de variáveis e recursos utilizados por eles, podendo ser com a sincronização por mutex/semáforos:</text:span></text:p>
      <text:list xml:id="list2015795166" text:style-name="L3">
        <text:list-item>
          <text:p text:style-name="P11">mutex: uma especia de trava/destrava que possa impedir ou liberar o acesso a variável.</text:p>
        </text:list-item>
        <text:list-item>
          <text:p text:style-name="P11">Semáforos: há um controle de acesso as variáveis na qual atuam duas funções uma que incrementa, e outra espera até que o valor de x seja menor que 0 e a seguir decrementa do valor de x, podendo ser:</text:p>
          <text:list>
            <text:list-item>
              <text:p text:style-name="P12"><text:span text:style-name="T11">mutex semaphore: </text:span>Mecanismo usado para implementar exclusão mútua. </text:p>
            </text:list-item>
            <text:list-item>
              <text:p text:style-name="P12"><text:span text:style-name="T12">mutex event:</text:span>: Usado para suportar mecanismo de broadcasting<text:span text:style-name="T10">(</text:span>broadcasting é um método de transferência de mensagem para todos os receptores<text:span text:style-name="T10">)</text:span>.</text:p>
            </text:list-item>
          </text:list>
        </text:list-item>
      </text:list>
      <text:p text:style-name="P6"/>
      <text:p text:style-name="P6"><text:s/></text:p>
      <text:p text:style-name="P2"/>
      <text:p text:style-name="P2"/>
      <text:p text:style-name="P2"><text:soft-page-break/></text:p>
      <text:p text:style-name="P4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7T11:05:17.253000000</meta:creation-date>
    <dc:date>2022-03-07T15:40:42.564000000</dc:date>
    <meta:editing-duration>PT28M32S</meta:editing-duration>
    <meta:editing-cycles>6</meta:editing-cycles>
    <meta:generator>LibreOffice/7.3.0.3$Windows_x86 LibreOffice_project/0f246aa12d0eee4a0f7adcefbf7c878fc2238db3</meta:generator>
    <meta:document-statistic meta:table-count="0" meta:image-count="0" meta:object-count="0" meta:page-count="3" meta:paragraph-count="24" meta:word-count="540" meta:character-count="3528" meta:non-whitespace-character-count="3015"/>
  </office:meta>
</office:document-meta>
</file>